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791in" fo:margin-bottom="0.0791in" loext:contextual-spacing="false"/>
      <style:text-properties officeooo:rsid="001fcc85" officeooo:paragraph-rsid="001fcc85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214bab" officeooo:paragraph-rsid="00214bab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1c4ed6" officeooo:paragraph-rsid="001c4ed6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1e1694" officeooo:paragraph-rsid="001e1694"/>
    </style:style>
    <style:style style:name="P8" style:family="paragraph" style:parent-style-name="Standard" style:list-style-name="L1">
      <style:paragraph-properties fo:margin-top="0.0791in" fo:margin-bottom="0.0791in" loext:contextual-spacing="false"/>
      <style:text-properties officeooo:rsid="0020936b" officeooo:paragraph-rsid="0020936b"/>
    </style:style>
    <style:style style:name="P9" style:family="paragraph" style:parent-style-name="Standard">
      <style:paragraph-properties fo:margin-top="0.0791in" fo:margin-bottom="0.0791in" loext:contextual-spacing="false"/>
      <style:text-properties officeooo:rsid="0020936b" officeooo:paragraph-rsid="0020936b"/>
    </style:style>
    <style:style style:name="P10" style:family="paragraph" style:parent-style-name="Standard" style:list-style-name="L2">
      <style:paragraph-properties fo:margin-top="0.0791in" fo:margin-bottom="0.0791in" loext:contextual-spacing="false"/>
      <style:text-properties officeooo:rsid="00229453" officeooo:paragraph-rsid="00229453"/>
    </style:style>
    <style:style style:name="P11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T1" style:family="text">
      <style:text-properties officeooo:rsid="002093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 RADART</text:p>
      <text:p text:style-name="P9"/>
      <text:list xml:id="list811807594" text:style-name="L2">
        <text:list-item>
          <text:p text:style-name="P10">Card img fix</text:p>
        </text:list-item>
        <text:list-item>
          <text:p text:style-name="P10">Past events filter, card and Modal badge</text:p>
        </text:list-item>
        <text:list-item>
          <text:p text:style-name="P10"><text:span text:style-name="T1">Take IG, FB, X, Whp data in the registration</text:span></text:p>
        </text:list-item>
        <text:list-item>
          <text:p text:style-name="P10">Set some real examples</text:p>
        </text:list-item>
      </text:list>
      <text:p text:style-name="P11"/>
      <text:p text:style-name="P11"/>
      <text:p text:style-name="P11">Backlog</text:p>
      <text:list xml:id="list4242326049" text:style-name="L1">
        <text:list-item>
          <text:p text:style-name="P1">Tell them about the active = true, to deactivate manually when necessary</text:p>
        </text:list-item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4">Loading.js</text:p>
        </text:list-item>
        <text:list-item>
          <text:p text:style-name="P5">Error.js</text:p>
        </text:list-item>
        <text:list-item>
          <text:p text:style-name="P6">Fetch amenities from Firebase</text:p>
        </text:list-item>
        <text:list-item>
          <text:p text:style-name="P7">Fetch filter options on events page from Firebase</text:p>
        </text:list-item>
        <text:list-item>
          <text:p text:style-name="P8">Center the Map based on location</text:p>
        </text:list-item>
        <text:list-item>
          <text:p text:style-name="P8">Filters: Closest in date and closest in distance</text:p>
        </text:list-item>
        <text:list-item>
          <text:p text:style-name="P8">Dashboard for admi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2T16:17:55.655629584</dc:date>
    <meta:editing-duration>PT11H46M12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3" meta:character-count="551" meta:non-whitespace-character-count="478"/>
  </office:meta>
</office:document-meta>
</file>